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333333" draw:marker-start-width="0.5cm" draw:marker-end-width="0.5cm" draw:fill-color="#333333" draw:textarea-horizontal-align="justify" draw:textarea-vertical-align="middle" draw:auto-grow-height="false" fo:min-height="1.872cm" fo:min-width="1.622cm" fo:padding-top="0.225cm" fo:padding-bottom="0.225cm" fo:padding-left="0.35cm" fo:padding-right="0.35cm" draw:shadow="hidden"/>
    </style:style>
    <style:style style:name="gr2" style:family="graphic" style:parent-style-name="standard">
      <style:graphic-properties svg:stroke-width="0.2cm" svg:stroke-color="#000000" draw:marker-start-width="0.5cm" draw:marker-end-width="0.5cm" draw:fill-color="#999999" draw:textarea-horizontal-align="justify" draw:textarea-vertical-align="middle" draw:auto-grow-height="false" fo:min-height="1.872cm" fo:min-width="1.622cm" fo:padding-top="0.225cm" fo:padding-bottom="0.225cm" fo:padding-left="0.35cm" fo:padding-right="0.35cm" draw:shadow="hidden"/>
    </style:style>
    <style:style style:name="gr3" style:family="graphic" style:parent-style-name="standard">
      <style:graphic-properties svg:stroke-width="0.2cm" draw:marker-start-width="0.5cm" draw:marker-end-width="0.5cm" draw:fill-color="#b2b2b2" draw:textarea-horizontal-align="justify" draw:textarea-vertical-align="middle" draw:auto-grow-height="false" fo:min-height="0.964cm" fo:min-width="0.714cm" fo:padding-top="0.225cm" fo:padding-bottom="0.225cm" fo:padding-left="0.35cm" fo:padding-right="0.35cm"/>
    </style:style>
    <style:style style:name="gr4" style:family="graphic" style:parent-style-name="standard">
      <style:graphic-properties svg:stroke-width="0.1cm" draw:marker-start-width="0.35cm" draw:marker-end-width="0.35cm" svg:stroke-linecap="round" draw:fill-color="#000000" draw:textarea-horizontal-align="justify" draw:textarea-vertical-align="middle" draw:auto-grow-height="false" fo:min-height="0.004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-color="#000000" draw:textarea-horizontal-align="justify" draw:textarea-vertical-align="middle" draw:auto-grow-height="false" fo:min-height="0cm" fo:min-width="0.024cm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2cm" draw:marker-start-width="0.5cm" draw:marker-end-width="0.5cm" draw:fill-color="#b2b2b2" draw:textarea-horizontal-align="justify" draw:textarea-vertical-align="middle" draw:auto-grow-height="false" fo:min-height="0cm" fo:min-width="1.861cm" fo:padding-top="0.225cm" fo:padding-bottom="0.225cm" fo:padding-left="0.35cm" fo:padding-right="0.35cm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7.6cm" svg:height="3cm" svg:x="1.299cm" svg:y="1.4cm" svg:viewBox="0 0 7601 3001" svg:d="M2251 2800c-228 132-487 201-750 201-264 0-523-69-751-201s-417-321-549-549-201-487-201-750c0-264 69-523 201-751s321-417 549-549 487-201 750-201h4600c264 0 523 69 751 201s417 321 549 549 201 487 201 750c0 264-69 523-201 751s-321 417-549 549-487 201-750 201c-264 0-523-69-751-201-211-122-389-294-519-500h-2061c-130 206-308 378-519 500z">
          <text:p/>
        </draw:path>
        <draw:path draw:style-name="gr2" draw:text-style-name="P2" draw:layer="layout" svg:width="7.6cm" svg:height="3cm" svg:x="1.198cm" svg:y="1.299cm" svg:viewBox="0 0 7601 3001" svg:d="M2251 2800c-228 132-487 201-750 201-264 0-523-69-751-201s-417-321-549-549-201-487-201-750c0-264 69-523 201-751s321-417 549-549 487-201 750-201h4600c264 0 523 69 751 201s417 321 549 549 201 487 201 750c0 264-69 523-201 751s-321 417-549 549-487 201-750 201c-264 0-523-69-751-201-211-122-389-294-519-500h-2061c-130 206-308 378-519 500z">
          <text:p/>
        </draw:path>
        <draw:custom-shape draw:style-name="gr3" draw:text-style-name="P3" draw:layer="layout" svg:width="2cm" svg:height="2cm" svg:x="1.698cm" svg:y="1.7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2cm" svg:height="2cm" svg:x="6.298cm" svg:y="1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2cm" svg:height="1.2cm" svg:x="2.098cm" svg:y="2.199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7625.6452955870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7cm" svg:height="0.3cm" draw:transform="rotate (0.738448806518801) translate (4.178cm 2.67cm)">
          <text:p/>
          <draw:enhanced-geometry svg:viewBox="0 0 21600 21600" draw:path-stretchpoint-x="10800" draw:path-stretchpoint-y="10800" draw:text-areas="?f3 ?f4 ?f5 ?f6" draw:type="round-rectangle" draw:modifiers="9400.66445182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7cm" svg:height="0.301cm" draw:transform="rotate (0.738448806518801) translate (5.078cm 2.677cm)">
          <text:p/>
          <draw:enhanced-geometry svg:viewBox="0 0 21600 21600" draw:path-stretchpoint-x="10800" draw:path-stretchpoint-y="10800" draw:text-areas="?f3 ?f4 ?f5 ?f6" draw:type="round-rectangle" draw:modifiers="9400.66445182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4cm" svg:height="0.4cm" svg:x="7.098cm" svg:y="2.0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4" draw:layer="layout" svg:width="0.4cm" svg:height="0.4cm" svg:x="7.598cm" svg:y="2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7.098cm" svg:y="3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6.598cm" svg:y="2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2.599cm" svg:height="0.405cm" draw:transform="skewX (-0.00191986217719376) rotate (-0.00296705972839131) translate (3.699cm 1.095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Sascha Peilicke</meta:initial-creator>
    <meta:creation-date>2019-11-19T14:31:21.171584438</meta:creation-date>
    <dc:date>2019-11-19T16:00:53.645997921</dc:date>
    <dc:creator>Sascha Peilicke</dc:creator>
    <meta:editing-duration>PT24M16S</meta:editing-duration>
    <meta:editing-cycles>10</meta:editing-cycles>
    <meta:generator>LibreOffice/6.3.3.2.0$Linux_X86_64 LibreOffice_project/30$Build-2</meta:generator>
    <meta:document-statistic meta:object-count="12"/>
  </office:meta>
</office:document-meta>
</file>